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Bauhaus 93" svg:font-family="'Bauhaus 93'" style:font-family-generic="decorative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26cm solid #000000" style:shadow="none"/>
      <style:text-properties style:font-name="Calibri" fo:font-size="11pt" fo:language="es" fo:country="UY" fo:font-weight="bold" style:font-size-asian="11pt" style:font-weight-asian="bold" style:font-size-complex="11pt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 style:shadow="none"/>
      <style:text-properties style:font-name="Bauhaus 93" fo:font-size="11pt" fo:language="es" fo:country="UY" style:font-size-asian="11pt" style:font-size-complex="11pt"/>
    </style:style>
    <style:style style:name="P3" style:family="paragraph" style:parent-style-name="Standard">
      <style:paragraph-properties fo:background-color="#17365d">
        <style:background-image/>
      </style:paragraph-properties>
      <style:text-properties style:font-name="Bauhaus 93" fo:font-size="11pt" fo:language="es" fo:country="UY" fo:font-weight="bold" style:font-size-asian="11pt" style:font-weight-asian="bold" style:font-size-complex="11pt"/>
    </style:style>
    <style:style style:name="P4" style:family="paragraph" style:parent-style-name="Standard">
      <style:text-properties fo:color="#ff0000" style:font-name="Calibri" fo:font-size="11pt" fo:language="es" fo:country="UY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ff0000" style:font-name="Calibri" fo:font-size="11pt" fo:language="es" fo:country="UY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0000" style:font-name="Calibri" fo:font-size="11pt" fo:language="es" fo:country="UY" style:font-name-asian="Calibri" style:font-size-asian="11pt" style:font-name-complex="Calibri" style:font-size-complex="11pt"/>
    </style:style>
    <style:style style:name="P7" style:family="paragraph" style:parent-style-name="Standard">
      <style:text-properties style:font-name="Calibri" fo:font-size="11pt" fo:language="es" fo:country="UY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language="es" fo:country="UY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language="es" fo:country="UY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language="es" fo:country="UY" style:font-name-asian="Calibri" style:font-size-asian="11pt" style:font-name-complex="Calibri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language="es" fo:country="UY" fo:background-color="#ffff00" style:font-size-asian="11pt" style:font-size-complex="11pt"/>
    </style:style>
    <style:style style:name="P12" style:family="paragraph" style:parent-style-name="Standard">
      <style:text-properties style:font-name="Bauhaus 93" fo:font-size="11pt" fo:language="es" fo:country="UY" style:font-size-asian="11pt" style:font-size-complex="11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1pt" fo:language="es" fo:country="UY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Calibri" fo:font-size="11pt" fo:language="es" fo:country="UY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Calibri" fo:font-size="11pt" fo:language="es" fo:country="UY" fo:font-weight="bold" style:font-size-asian="11pt" style:font-weight-asian="bold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Calibri" fo:font-size="11pt" fo:language="es" fo:country="UY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Calibri" fo:font-size="11pt" fo:language="es" fo:country="UY" style:font-size-asian="11pt" style:font-size-complex="11pt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Calibri" fo:font-size="11pt" fo:language="es" fo:country="UY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color="#000000" style:font-name="Calibri" fo:font-size="11pt" fo:language="es" fo:country="UY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fo:color="#ff0000" style:font-name="Calibri" fo:font-size="11pt" fo:language="es" fo:country="UY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fo:color="#ff0000" style:font-name="Calibri" fo:font-size="11pt" fo:language="es" fo:country="UY" fo:font-weight="bold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1.27cm" fo:margin-right="0cm" fo:line-height="150%" fo:text-align="justify" style:justify-single-word="false" fo:text-indent="-0.635cm" style:auto-text-indent="false">
        <style:tab-stops/>
      </style:paragraph-properties>
      <style:text-properties fo:color="#000000" style:font-name="Calibri" fo:font-size="11pt" fo:language="es" fo:country="UY" style:font-size-asian="11pt" style:font-size-complex="11pt"/>
    </style:style>
    <style:style style:name="P25" style:family="paragraph" style:parent-style-name="Text_20_body">
      <style:paragraph-properties fo:margin-left="1.27cm" fo:margin-right="0cm" fo:line-height="150%" fo:text-align="justify" style:justify-single-word="false" fo:text-indent="-0.635cm" style:auto-text-indent="false">
        <style:tab-stops/>
      </style:paragraph-properties>
    </style:style>
    <style:style style:name="P26" style:family="paragraph" style:parent-style-name="Text_20_body">
      <style:paragraph-properties fo:margin-top="0.423cm" fo:margin-bottom="0cm"/>
      <style:text-properties fo:color="#000000" style:font-name="Calibri" fo:font-size="11pt" fo:language="es" fo:country="UY" style:font-size-asian="11pt" style:font-size-complex="11pt"/>
    </style:style>
    <style:style style:name="P27" style:family="paragraph" style:parent-style-name="Text_20_body">
      <style:paragraph-properties fo:margin-top="0.423cm" fo:margin-bottom="0cm" fo:text-align="justify" style:justify-single-word="false"/>
      <style:text-properties fo:color="#000000" style:font-name="Calibri" fo:font-size="11pt" fo:language="es" fo:country="UY" style:font-size-asian="11pt" style:font-size-complex="11pt"/>
    </style:style>
    <style:style style:name="P28" style:family="paragraph" style:parent-style-name="Text_20_body">
      <style:paragraph-properties fo:margin-top="0.423cm" fo:margin-bottom="0cm"/>
      <style:text-properties fo:color="#000000" style:font-name="Calibri" fo:font-size="11pt" fo:language="es" fo:country="UY" fo:font-weight="bold" style:font-size-asian="11pt" style:font-weight-asian="bold" style:font-size-complex="11pt"/>
    </style:style>
    <style:style style:name="P29" style:family="paragraph" style:parent-style-name="Text_20_body">
      <style:paragraph-properties fo:margin-top="0.423cm" fo:margin-bottom="0cm" fo:text-align="justify" style:justify-single-word="false"/>
      <style:text-properties fo:color="#000000" style:font-name="Calibri" fo:font-size="11pt" fo:language="es" fo:country="UY" fo:font-weight="bold" style:font-size-asian="11pt" style:font-weight-asian="bold" style:font-size-complex="11pt"/>
    </style:style>
    <style:style style:name="P30" style:family="paragraph" style:parent-style-name="Text_20_body">
      <style:paragraph-properties fo:margin-top="0.423cm" fo:margin-bottom="0cm" fo:text-align="justify" style:justify-single-word="false"/>
      <style:text-properties fo:color="#000000" style:font-name="Calibri" fo:font-size="11pt" fo:language="es" fo:country="UY" fo:font-weight="bold" style:font-size-asian="11pt" style:font-weight-asian="bold" style:font-size-complex="11pt" style:font-weight-complex="bold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 fo:padding-left="0cm" fo:padding-right="0cm" fo:padding-top="0cm" fo:padding-bottom="0.035cm" fo:border-left="none" fo:border-right="none" fo:border-top="none" fo:border-bottom="0.026cm solid #000000" style:shadow="none"/>
      <style:text-properties style:font-name="Calibri" fo:font-size="11pt" fo:language="es" fo:country="UY" fo:font-weight="bold" style:font-size-asian="11pt" style:font-weight-asian="bold" style:font-size-complex="11pt"/>
    </style:style>
    <style:style style:name="P32" style:family="paragraph" style:parent-style-name="Heading_20_3">
      <style:paragraph-properties fo:text-align="justify" style:justify-single-word="false"/>
      <style:text-properties style:font-name="Calibri" fo:font-size="11pt" fo:language="es" fo:country="UY" fo:font-weight="normal" style:font-size-asian="11pt" style:font-weight-asian="normal" style:font-size-complex="11pt" style:font-weight-complex="normal"/>
    </style:style>
    <style:style style:name="T1" style:family="text">
      <style:text-properties style:font-name="Calibri" fo:font-size="11pt" fo:language="es" fo:country="UY" style:font-size-asian="11pt" style:font-size-complex="11pt"/>
    </style:style>
    <style:style style:name="T2" style:family="text">
      <style:text-properties style:font-name="Calibri" fo:font-size="11pt" fo:language="es" fo:country="UY" style:font-name-asian="Calibri" style:font-size-asian="11pt" style:font-name-complex="Calibri" style:font-size-complex="11pt"/>
    </style:style>
    <style:style style:name="T3" style:family="text">
      <style:text-properties style:font-name="Calibri" fo:font-size="11pt" fo:language="es" fo:country="UY" style:font-name-asian="Arial" style:font-size-asian="11pt" style:font-name-complex="Arial" style:font-size-complex="11pt"/>
    </style:style>
    <style:style style:name="T4" style:family="text">
      <style:text-properties style:font-name="Calibri" fo:font-size="11pt" fo:language="es" fo:country="UY" fo:font-weight="bold" style:font-size-asian="11pt" style:font-weight-asian="bold" style:font-size-complex="11pt" style:font-weight-complex="bold"/>
    </style:style>
    <style:style style:name="T5" style:family="text">
      <style:text-properties style:font-name="Calibri" fo:font-size="11pt" fo:language="es" fo:country="UY" style:font-name-asian="ArialMT" style:font-size-asian="11pt" style:font-name-complex="ArialMT" style:font-size-complex="11pt"/>
    </style:style>
    <style:style style:name="T6" style:family="text">
      <style:text-properties style:font-name="Calibri" fo:font-size="11pt" fo:language="es" fo:country="UY" style:font-name-asian="TimesNewRomanPSMT" style:font-size-asian="11pt" style:font-name-complex="TimesNewRomanPSMT" style:font-size-complex="11pt"/>
    </style:style>
    <style:style style:name="T7" style:family="text">
      <style:text-properties style:font-name="Calibri" fo:font-size="11pt" fo:language="es" fo:country="AR" fo:font-weight="bold" style:font-size-asian="11pt" style:font-weight-asian="bold" style:font-size-complex="11pt"/>
    </style:style>
    <style:style style:name="T8" style:family="text">
      <style:text-properties style:font-name="Calibri" fo:font-size="11pt" fo:language="es" fo:country="AR" style:font-size-asian="11pt" style:font-size-complex="11pt"/>
    </style:style>
    <style:style style:name="T9" style:family="text">
      <style:text-properties fo:color="#ff0000" style:font-name="Calibri" fo:font-size="11pt" fo:language="es" fo:country="UY" style:font-size-asian="11pt" style:font-size-complex="11pt"/>
    </style:style>
    <style:style style:name="T10" style:family="text">
      <style:text-properties fo:color="#000000" style:font-name="Calibri" fo:font-size="11pt" fo:language="es" fo:country="UY" style:font-size-asian="11pt" style:font-size-complex="11pt"/>
    </style:style>
    <style:style style:name="T11" style:family="text">
      <style:text-properties fo:color="#000000" style:font-name="Calibri" fo:font-size="11pt" fo:language="es" fo:country="UY" fo:background-color="#ffffff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US</text:p>
      <text:p text:style-name="P1">Cronología resoluciones y cambios</text:p>
      <text:p text:style-name="P2">Última actualización: febrero 2017</text:p>
      <text:p text:style-name="P3">2010</text:p>
      <text:p text:style-name="P4">#Fecha</text:p>
      <text:p text:style-name="P7"/>
      <text:p text:style-name="Standard"><text:span text:style-name="Default_20_Paragraph_20_Font"><text:span text:style-name="T1">Unificación de criterios de ingreso. Definición de la población objetivo como los 60 mil hogares </text:span></text:span><text:span text:style-name="Default_20_Paragraph_20_Font"><text:span text:style-name="T1">en peor situación socioeconómica (ICC).</text:span></text:span></text:p>
      <text:p text:style-name="P12"/>
      <text:p text:style-name="P3">2011</text:p>
      <text:p text:style-name="P8"/>
      <text:p text:style-name="P13"><text:span text:style-name="Default_20_Paragraph_20_Font"><text:span text:style-name="T1">#20110207 <text:s/>Resolución </text:span></text:span><text:span text:style-name="Default_20_Paragraph_20_Font"><text:span text:style-name="T2">Nº 161/2011</text:span></text:span></text:p>
      <text:p text:style-name="P9">Surgimiento de TUS Doble</text:p>
      <text:p text:style-name="P9"/>
      <text:p text:style-name="P8">Duplicación de monto de 15.000 tarjetas correspondientes a los hogares beneficiarios con mayor valor relativo de ICC para el año 2011.</text:p>
      <text:p text:style-name="P8">Extender esta duplicación en el año 2012 a las 15.000 tarjetas que le siguen en vulnerabilidad para llegar a las 30.000 TUS Doble. Esto último se produce en noviembre de 2012, con la definición de los ponderadores y umbrales del ICC.</text:p>
      <text:p text:style-name="P8"/>
      <text:p text:style-name="P11">Se bajan las TUS no AFAM-PE.</text:p>
      <text:p text:style-name="P8"/>
      <text:p text:style-name="P8">#2011</text:p>
      <text:p text:style-name="P9">Experiencia piloto junto al PNEL</text:p>
      <text:p text:style-name="P8">Se otorga la TUS a personas privadas de libertad que participarán de convenios laborales del Patronato Nacional de Encarcelados y Liberados (PNEL).</text:p>
      <text:p text:style-name="P8">Se alcanzó a implementar una primera experiencia piloto en la que participaron 45 reclusxs de las cárceles de Canelones, Maldonado y Rocha, a través de un convenio laboral entre el PNEL y el Sistema Nacional de Emergencias (SNE) para la limpieza de áreas verdes con riesgo de incendio. El monto equivale a una TUS Simple de un hogar con un niño menor de edad.</text:p>
      <text:p text:style-name="P8"/>
      <text:p text:style-name="P3">2012</text:p>
      <text:p text:style-name="P8"/>
      <text:p text:style-name="P13"><text:span text:style-name="Default_20_Paragraph_20_Font"><text:span text:style-name="T1">#20120203 <text:s/>Resolución </text:span></text:span><text:span text:style-name="Default_20_Paragraph_20_Font"><text:span text:style-name="T2">Nº 0098/012</text:span></text:span></text:p>
      <text:p text:style-name="P9">Incorporación de hogares sin menores, personas trans y Cupos Especiales</text:p>
      <text:p text:style-name="P9"/>
      <text:p text:style-name="P8">Implica la implementación de un nuevo procedimiento de altas y bajas de TUS que lo desliga parcialmente de la verificación de la presencia de los hogares TUS en AFAM-PE.</text:p>
      <text:p text:style-name="P13"><text:span text:style-name="Default_20_Paragraph_20_Font"><text:span text:style-name="T1">Entra en vigencia a partir del 1/02/2012. “Fue </text:span></text:span><text:span text:style-name="Default_20_Paragraph_20_Font"><text:span text:style-name="T3">incorporada a la población objetivo, la de situación de pobreza extrema, independientemente del hecho de tener o no hijos a cargo”.</text:span></text:span></text:p>
      <text:p text:style-name="P8"/>
      <text:p text:style-name="P10">Las tarjetas por cupo especial se cargan por la cantidad de menores en el hogar relevados en el formulario de solicitud de visita, o por el monto mínimo correspondiente a un menor en caso de adultos sin menores a cargo. A partir de la emisión de la tarjeta, esta se cargará por un período mínimo de 6 meses, luego del cual se tomará la resolución generada a partir de la visita de la DINEM. En caso de ser positiva, pasa a ser un beneficiario/a del Programa y si es negativa el beneficio será dado de baja. En ambos casos, se libera el cupo especial por el que fueron solicitados a los seis meses. Si en este período de 6 meses luego de emitida la tarjeta no se realiza la visita, el cupo especial se mantendrá hasta el momento de la resolución.</text:p>
      <text:p text:style-name="P5"/>
      <text:p text:style-name="P6">Incorporación de mujeres víctima de trata. A través del trabajo conjunto con el Servicio de Violencia Basada en Género.</text:p>
      <text:h text:style-name="P32" text:outline-level="3"><text:soft-page-break/>#20120829 Decreto E/736</text:h>
      <text:p text:style-name="P15">Devolución del IVA</text:p>
      <text:p text:style-name="P17">Aplica a las compras utilizando la tarjeta TUS o la tarjeta BPS prestaciones. Reducción del 18,03%</text:p>
      <text:p text:style-name="P17"/>
      <text:p text:style-name="P17">#20120928 Resolución 1160/012</text:p>
      <text:p text:style-name="P19"><text:span text:style-name="Default_20_Paragraph_20_Font"><text:span text:style-name="T4">Protocolo de atención a las</text:span></text:span><text:span text:style-name="Default_20_Paragraph_20_Font"><text:span text:style-name="T4"> personas trans </text:span></text:span><text:span text:style-name="Default_20_Paragraph_20_Font"><text:span text:style-name="T1">(</text:span></text:span><text:span text:style-name="Default_20_Paragraph_20_Font"><text:span text:style-name="T5">travestis, transexuales </text:span></text:span><text:span text:style-name="Default_20_Paragraph_20_Font"><text:span text:style-name="T6">y </text:span></text:span><text:span text:style-name="Default_20_Paragraph_20_Font"><text:span text:style-name="T5">transgénero</text:span></text:span><text:span text:style-name="Default_20_Paragraph_20_Font"><text:span text:style-name="T1">)</text:span></text:span></text:p>
      <text:p text:style-name="P17">Se realizó un protocolo de atención para las personas Trans al momento que estas se presenten en una oficina MIDES a solicitar la TUS. <text:s/></text:p>
      <text:p text:style-name="P17"/>
      <text:p text:style-name="P17">#20121004 <text:s/>Resolución 1188/012</text:p>
      <text:p text:style-name="P17">Resolución TUS Trans. (No dice nada nuevo)</text:p>
      <text:p text:style-name="P3">2013</text:p>
      <text:p text:style-name="P8"/>
      <text:p text:style-name="P19"><text:span text:style-name="Default_20_Paragraph_20_Font"><text:span text:style-name="T1">#20130117 Resolución </text:span></text:span><text:span text:style-name="Default_20_Paragraph_20_Font"><text:span text:style-name="T2">Nº 0037/013</text:span></text:span></text:p>
      <text:p text:style-name="P15">Aumento Cupos Especiales</text:p>
      <text:p text:style-name="P19"><text:span text:style-name="Default_20_Paragraph_20_Font"><text:span text:style-name="T1">Se revisan la cantidad de cupos otorgados por departamento, </text:span></text:span><text:span text:style-name="Default_20_Paragraph_20_Font"><text:span text:style-name="T2">aumentándose el número de cupos para Montevideo, Canelones, San José, Maldonado y Rocha. De esta forma se llega a un </text:span></text:span><text:span text:style-name="Default_20_Paragraph_20_Font"><text:span text:style-name="T2">total de 400 cupos especiales para todo el país, más 25 cupos para la Oficina de Derivaciones del Departamento de Familia.</text:span></text:span></text:p>
      <text:p text:style-name="P17"/>
      <text:p text:style-name="P17">#20130726 Resolución 0962/013</text:p>
      <text:p text:style-name="P15">Programas prioritarios y vivienda (subsidios MVOTMA, Plan Juntos y Mevir)</text:p>
      <text:p text:style-name="P17">Establece que aquellos hogares que sean beneficiarios de los programas JER, Cercanías y UCC sean también beneficiarios de la TUS a partir de umbral de ICC menos exigente, igualándolo al de AFAM-PE.</text:p>
      <text:p text:style-name="P17">En el caso de las intervenciones de MVOTMA en hogares vulnerables, el Plan Juntos y MEVIR se establece que los hogares que eran beneficiarios de TUS antes de la mejora en las condiciones de habitabilidad, mantengan este beneficio por el plazo de dos años.</text:p>
      <text:p text:style-name="P15"/>
      <text:p text:style-name="P17">#20130801</text:p>
      <text:p text:style-name="P17">Adjudicación leche a Conaprole</text:p>
      <text:p text:style-name="P17"/>
      <text:p text:style-name="P17">#20130801</text:p>
      <text:p text:style-name="P17">Cupos especiales</text:p>
      <text:p text:style-name="P17"/>
      <text:p text:style-name="P17">#201309</text:p>
      <text:p text:style-name="P15">Actualización del ICC aplicación de nuevos umbrales</text:p>
      <text:p text:style-name="P18">(BPS empezó a usarlo en 2013, casi un año después que TUS)</text:p>
      <text:p text:style-name="P3">2014</text:p>
      <text:p text:style-name="P17">#201410</text:p>
      <text:p text:style-name="P13"><text:span text:style-name="Default_20_Paragraph_20_Font"><text:span text:style-name="T7">Unificación de TUS en el hogar.</text:span></text:span><text:span text:style-name="Default_20_Paragraph_20_Font"><text:span text:style-name="T8"> </text:span></text:span></text:p>
      <text:p text:style-name="P13"><text:span text:style-name="Default_20_Paragraph_20_Font"><text:span text:style-name="T8">Mantenimiento de una sola TUS por hogar, chequeo bimensual para determinar bajas por este motivo.</text:span></text:span></text:p>
      <text:p text:style-name="P8"><text:soft-page-break/></text:p>
      <text:p text:style-name="P3">2015</text:p>
      <text:p text:style-name="P8"/>
      <text:p text:style-name="P17">#20150427 Resolución 0511/015</text:p>
      <text:p text:style-name="P15">Resolución indicadores complementarios</text:p>
      <text:p text:style-name="P17">Incorpora como mecanismo de selección a los indicadores “emergencia habitacional” y “hogares con problemas de vivienda”, incluyendo como beneficiarios a aquellos hogares que presenten emergencia habitacional en dos o más dimensiones y al grupo de hogares con tres problemas de vivienda o más, de acuerdo a la definición establecida en el documento “Análisis de población vulnerable no elegible por ICC para Tarjeta Uruguay Social”. Se le asigna el monto según la cantidad de menores, equivalente a los de TUS Simple.</text:p>
      <text:p text:style-name="P17"/>
      <text:p text:style-name="P17">#201505</text:p>
      <text:p text:style-name="P15">Unificación de TUS dentro del hogar</text:p>
      <text:p text:style-name="P17">Solo aplica a las nuevas visitas ya sea que vengan cobrando la TUS o empiecen a hacerlo.</text:p>
      <text:h text:style-name="P32" text:outline-level="3">#20151001</text:h>
      <text:p text:style-name="P20">Origen indicadores complementarios</text:p>
      <text:p text:style-name="P14">El origen por indicadores complementarios empezó a discriminarse en la base de febrero 2016, aunque desde octubre 2015 se viene usando (estos casos figuraban dentro de los programas prioritarios).</text:p>
      <text:p text:style-name="P14"/>
      <text:p text:style-name="P22">#20151105</text:p>
      <text:p text:style-name="P23">Cambio procedimiento de baja</text:p>
      <text:p text:style-name="P19"><text:span text:style-name="Default_20_Paragraph_20_Font"><text:span text:style-name="T9">Se cambió el procedimiento de baja por titular fuera del núcleo. Hasta ese momento si el titular era visitado en otro hogar al que no le correspondía el beneficio a p</text:span></text:span><text:span text:style-name="Default_20_Paragraph_20_Font"><text:span text:style-name="T9">esar de que lxs menores se encontraran en el hogar original, la TUS era dada de baja. Y ahora??</text:span></text:span></text:p>
      <text:p text:style-name="P17"/>
      <text:p text:style-name="P3">2016</text:p>
      <text:p text:style-name="P8"/>
      <text:p text:style-name="P17">#201602-201604-201612</text:p>
      <text:p text:style-name="P16">TUS para inundados </text:p>
      <text:p text:style-name="P17">Se dan altas a aquellos hogares afectados por problemas climáticos (inundaciones, ciclones, etc). La primera resolución es darle TUS a los AFAM-PE y TUS2 a los TUS. La última es solamente duplicar el monto a los TUS.</text:p>
      <text:p text:style-name="P17"/>
      <text:p text:style-name="P17"/>
      <text:p text:style-name="P17">#20160401</text:p>
      <text:p text:style-name="P9">Nueva licitación para empresas proveedoras de software</text:p>
      <text:p text:style-name="P8">Además de la ampliación de Red de Comercios, la nueva licitación elimina dos requerimientos a las empresas de software: ya no se exige el control de canasta ni la trazabilidad de los productos adquiridos con la tarjeta. Esto significa que los usuarios de TUS podrán adquirir cualquier producto o servicio con la misma, y no se registra en el sistema el detalle de lo adquirido. Los únicos productos que permanecen como prohibidos son cigarros, tabaco y bebidas alcohólicas.</text:p>
      <text:h text:style-name="P32" text:outline-level="3">#20160501</text:h>
      <text:p text:style-name="P15">Deja de acreditarse la Leche MÁS y se monetariza</text:p>
      <text:p text:style-name="P21"><text:soft-page-break/>En su lugar se cargará a estas mismas tarjetas (con menores de 4 años) el monto equivalente a este producto, sumado a la carga mensual ($215 y $232 desde enero de 2017). Este monto no tendrá limitaciones en su uso, más que las que tiene la TUS (productos prohibidos). </text:p>
      <text:p text:style-name="P17"/>
      <text:p text:style-name="P22">#FECHA</text:p>
      <text:p text:style-name="P19"><text:span text:style-name="Default_20_Paragraph_20_Font"><text:span text:style-name="T10">Resolución PASC hay un protocolo para la postulación de usuarixs de refugios.</text:span></text:span></text:p>
      <text:p text:style-name="P21">Las condiciones para que un/a usuario/a postule al Programa TUS son:</text:p>
      <text:p text:style-name="P24">-        Fecha de ingreso al Centro mayor a 15 días</text:p>
      <text:p text:style-name="P25"><text:span text:style-name="Default_20_Paragraph_20_Font"><text:span text:style-name="T10">-        </text:span></text:span><text:span text:style-name="Default_20_Paragraph_20_Font"><text:span text:style-name="T11">Ingresos del núcleo familiar menores a $5.100 per cápita.</text:span></text:span></text:p>
      <text:p text:style-name="P25"><text:span text:style-name="Default_20_Paragraph_20_Font"><text:span text:style-name="T10">-        </text:span></text:span><text:span text:style-name="Default_20_Paragraph_20_Font"><text:span text:style-name="T11">Inexistencia de posibilidad de revinculación a redes sociales o familiares, que garanticen el acceso a una canasta de consumo básica.</text:span></text:span></text:p>
      <text:p text:style-name="P21">En el momento del egreso del PASC se informará al programa TUS para que mantenga el beneficio por el plazo de un año. Luego de transcurrido 1 año desde el egreso, el beneficiario queda en el mismo régimen que el resto de los beneficiarios TUS.   </text:p>
      <text:p text:style-name="P22"/>
      <text:p text:style-name="P22">Falta <text:s/>describir los cambios en los orígenes como el surgimiento de nuevos</text:p>
      <text:p text:style-name="P26">#201607</text:p>
      <text:p text:style-name="P28">Se considera a los prenatales en el ICC</text:p>
      <text:p text:style-name="P26">Se comienzan a considerar a los prenatales (mujeres embarazadas) como un menor más del hogar en cantidad de integrantes del ICC-que BPS y el motor de TUS ya lo hacía-, que cambia en las cargas a efectos del umbral de TUS doble que revisamos para las TUS de origen visitas.</text:p>
      <text:p text:style-name="P26">#201609</text:p>
      <text:p text:style-name="P28">Se suman suspendidos masivos de AFAM-PE</text:p>
      <text:p text:style-name="P27">Llega nueva base de suspendidos masivos por desmatriculación de BPS que se suma a la acumulada de suspendidos 2013-2015 </text:p>
      <text:p text:style-name="P27">La base de suspendidos 2016 que mandó Milton tiene 10.927 suspendidos,  3.771 son de AFAM contributiva, el resto AFAM-PE. Estos se suman a la base acumulada de suspendido 2013-2015 que tiene 30.956 suspendidos (que pegan con el núcleo). Ahora tenemos una base de suspendidos 2013-2016 de 41.506 que pegan con la AFAM-PE histórica, y que cada mes cuando se hacen las cargas se chequea que sigan siendo menores de 18 años.</text:p>
      <text:p text:style-name="P26">#201610</text:p>
      <text:p text:style-name="P29">Se carga monto a los hogares TUS con menores suspendidos de AFAM-PE por error 1299 (desmatriculados de educación).</text:p>
      <text:p text:style-name="P27">Se comienzan a considerar a los menores suspendidos de la base AFAM-PE por error 1299 –de certificado de estudios-. Respecto a la base de suspendidos acumulada 2013-2016 se sumaron 1.356 menores (que pegan en hogares cobrando TUS: 833, 61% de los errores 1299). Aumenta la cantidad de TUS con montos por más de un menor.</text:p>
      <text:p text:style-name="P27"><text:soft-page-break/></text:p>
      <text:p text:style-name="P27">#201710</text:p>
      <text:p text:style-name="P30">Nueva base de suspendidos masivos de AFAM-PE por no asistencia.</text:p>
      <text:p text:style-name="P27">Llega nueva base de suspendidos masivos por desmatriculación de BPS que se suma a la acumulada de suspendidos 2013-201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Bauhaus 93" svg:font-family="'Bauhaus 93'" style:font-family-generic="decorative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ru" style:country-asian="RU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ariana Tenenbaum Hughes</meta:initial-creator>
    <meta:creation-date>2016-08-29T15:46:00Z</meta:creation-date>
    <dc:date>2018-09-27T10:32:09.44</dc:date>
    <meta:editing-cycles>17</meta:editing-cycles>
    <meta:editing-duration>PT7H42M12S</meta:editing-duration>
    <meta:document-statistic meta:table-count="0" meta:image-count="0" meta:object-count="0" meta:page-count="5" meta:paragraph-count="94" meta:word-count="1468" meta:character-count="8865"/>
    <meta:template xlink:type="simple" xlink:actuate="onRequest" xlink:title="" xlink:href="Normal"/>
  </office:meta>
</office:document-meta>
</file>